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color="#4EA72E"/>
    </style:style>
    <style:style style:name="T3" style:parent-style-name="Absatz-Standardschriftart" style:family="text">
      <style:text-properties fo:color="#EE0000"/>
    </style:style>
    <style:style style:name="P4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fo:color="#EE0000"/>
    </style:style>
    <style:style style:name="P9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color="#EE0000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6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fo:color="#EE0000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T49" style:parent-style-name="Absatz-Standardschriftart" style:family="text">
      <style:text-properties style:font-name="Segoe UI Emoji" style:font-name-asian="Segoe UI Emoji" style:font-name-complex="Segoe UI Emoji"/>
    </style:style>
    <style:style style:name="T50" style:parent-style-name="Absatz-Standardschriftart" style:family="text"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<text:span text:style-name="T2">GRÜN</text:span><text:s/>= selbst gewusst<text:s/><text:span text:style-name="T3">ROT</text:span><text:s/>= Nachgeschaut</text:p>
      <text:p text:style-name="Standard"/>
      <text:p text:style-name="P4">1.Was ist bei der Fortführung eines Unternehmens zu beachten?</text:p>
      <text:p text:style-name="Standard">Kauf/Erbschaft</text:p>
      <text:p text:style-name="Standard">Name darf nur mit Berechtigung weitergeführt werden</text:p>
      <text:p text:style-name="Standard"/>
      <text:p text:style-name="P5">2. Einzelunternehmen - nenne das Wichtigste.</text:p>
      <text:p text:style-name="Standard">Gesellschafter = Alleineigentümer</text:p>
      <text:p text:style-name="Standard">Firmenbuch = Je nach Umsatz</text:p>
      <text:p text:style-name="Standard">Finanzierung = Kommt von Unternehmer</text:p>
      <text:p text:style-name="Standard"/>
      <text:p text:style-name="P6">3. Was ist eine Firma?</text:p>
      <text:p text:style-name="Standard">Firmenbuch eingetragener Name</text:p>
      <text:p text:style-name="Standard">Verklagen</text:p>
      <text:p text:style-name="Standard"/>
      <text:p text:style-name="P7">4. Welche Arten der Rechtsformen gibt es?</text:p>
      <text:p text:style-name="Standard">Einzelunternehmen<text:s/></text:p>
      <text:p text:style-name="Standard">Gesellschaftsunternehmen</text:p>
      <text:p text:style-name="Standard"/>
      <text:p text:style-name="P8">5. Gesellschaft mit beschränkter Haftung - erkläre.</text:p>
      <text:p text:style-name="Standard">GmbH</text:p>
      <text:p text:style-name="Standard">Gründung durch min. 1 Person im Gesellschaftsvertrag</text:p>
      <text:p text:style-name="Standard">Firmenbuch = Pflicht</text:p>
      <text:p text:style-name="Standard">Finanzierung = Eigenkapital min. 10k€</text:p>
      <text:p text:style-name="Standard"><text:s/><text:tab/><text:tab/>Andere min. 70€</text:p>
      <text:p text:style-name="Standard">Haftung = Gesamtes Vermögen</text:p>
      <text:p text:style-name="Standard"><text:s text:c="21"/>Gesellschafter <text:s/>Höhe der Stammeinlage<text:s/></text:p>
      <text:p text:style-name="Standard"/>
      <text:p text:style-name="P9">6. Welche Arten von Genossenschaften gibt es?</text:p>
      <text:p text:style-name="Standard">Einkauf</text:p>
      <text:p text:style-name="Standard">Verkauf</text:p>
      <text:p text:style-name="Standard">Nutzung</text:p>
      <text:soft-page-break/>
      <text:p text:style-name="Standard">Kredit</text:p>
      <text:p text:style-name="Standard">Baugenossenschaft</text:p>
      <text:p text:style-name="Standard">(Nutzen ist selbsterklärend)</text:p>
      <text:p text:style-name="Standard"/>
      <text:p text:style-name="P10">7. Haftung - was ist das?</text:p>
      <text:p text:style-name="Standard">Wer kommt für Schaden(Geld/Schulden) auf</text:p>
      <text:p text:style-name="Standard"/>
      <text:p text:style-name="Standard">8. Ordentliche Hauptversammlung - was passiert da, was ist zu beachten?</text:p>
      <text:p text:style-name="Standard"/>
      <text:p text:style-name="Standard"/>
      <text:p text:style-name="P11">9. Was gilt noch als Unternehmer? (nenne 2 Bsp.)</text:p>
      <text:p text:style-name="Standard">Selbständige</text:p>
      <text:p text:style-name="Standard">Land- und Firstwirte</text:p>
      <text:p text:style-name="Standard"/>
      <text:p text:style-name="P12">10. Gesellschaft bürgerlichen Rechts - erkläre.</text:p>
      <text:p text:style-name="Standard">GesbR</text:p>
      <text:p text:style-name="Standard">Gründung = min. 2 Personen Gesellschaftsvertrag</text:p>
      <text:p text:style-name="Standard">Firmenbuch = kein Eintrag</text:p>
      <text:p text:style-name="Standard">Finanzierung = <text:s/>Gesellschaftsavertrag</text:p>
      <text:p text:style-name="Standard">Haftung = Persönlich unbeschränkt</text:p>
      <text:p text:style-name="Standard"/>
      <text:p text:style-name="Standard"/>
      <text:p text:style-name="P13">11. Was sind gesetzliche Vorschriften für den Firmennamen? (6 Antworten)</text:p>
      <text:p text:style-name="Standard">Kennzeichnungseignung = Lesbar</text:p>
      <text:p text:style-name="Standard">Unterscheidungskraft = Kein Name doppelt</text:p>
      <text:p text:style-name="Standard">Irreführungsverbot = Keine Lüge</text:p>
      <text:p text:style-name="Standard"/>
      <text:p text:style-name="P14">14. Welche Bestandteile hat das Firmenbuch?</text:p>
      <text:p text:style-name="P15">Hauptbuch</text:p>
      <text:p text:style-name="Standard">Firmenname</text:p>
      <text:p text:style-name="Standard">Firmenbuchnummer</text:p>
      <text:p text:style-name="Standard">Rechts</text:p>
      <text:soft-page-break/>
      <text:p text:style-name="Standard">Inhaber</text:p>
      <text:p text:style-name="P16">Urkundensammlung</text:p>
      <text:p text:style-name="Standard">Bilanz</text:p>
      <text:p text:style-name="Standard">Gesellschaftsvertrag<text:s/></text:p>
      <text:p text:style-name="Standard">Musterunterschrift</text:p>
      <text:p text:style-name="Standard">Gesellschaft Beschluss</text:p>
      <text:p text:style-name="Standard"/>
      <text:p text:style-name="P17">15. Welche Arten von Firmen gibt es?</text:p>
      <text:p text:style-name="P18">Personen<text:s/>= Personenbezogen</text:p>
      <text:p text:style-name="P19">Sach<text:s/>= Sachbezogen</text:p>
      <text:p text:style-name="P20">Fantasie<text:s/>= Irgendwas</text:p>
      <text:p text:style-name="P21">Gemischt = Mischung der Arten</text:p>
      <text:p text:style-name="Standard"/>
      <text:p text:style-name="P22">16. Kriterien für die Wahl der idealen Rechtsform? (7 Stück</text:p>
      <text:p text:style-name="P23">+ Beschreibung)</text:p>
      <text:p text:style-name="P24">Anzahl Eigentümer</text:p>
      <text:p text:style-name="Standard">Allein oder mehr?</text:p>
      <text:p text:style-name="Standard"/>
      <text:p text:style-name="P25">Kapital Aufbringung+</text:p>
      <text:p text:style-name="Standard">Wie viel braucht man?</text:p>
      <text:p text:style-name="Standard"/>
      <text:p text:style-name="Standard"><text:span text:style-name="T26">Haf</text:span>tung</text:p>
      <text:p text:style-name="Standard">Wer haftet?</text:p>
      <text:p text:style-name="Standard"/>
      <text:p text:style-name="P27">Kontrolle</text:p>
      <text:p text:style-name="Standard">Wer führt?</text:p>
      <text:p text:style-name="P28"/>
      <text:p text:style-name="P29">Erfolgsverteilung</text:p>
      <text:p text:style-name="Standard">Wer kommt Gewinne</text:p>
      <text:p text:style-name="Standard"/>
      <text:p text:style-name="P30">Buchführung</text:p>
      <text:p text:style-name="Standard">Braucht man eine Doppelte Buchführung</text:p>
      <text:p text:style-name="Standard"/>
      <text:p text:style-name="P31">Ertragssteuerliche Belastung</text:p>
      <text:p text:style-name="Standard">Wie viel Steuern auf Gewinne</text:p>
      <text:p text:style-name="Standard"/>
      <text:p text:style-name="P32"/>
      <text:p text:style-name="Standard"/>
      <text:p text:style-name="P33">17. Stille Gesellschaft - erkläre.</text:p>
      <text:p text:style-name="Standard">Gründung = min. 1 Person im Gesellschaftsvertrag</text:p>
      <text:p text:style-name="Standard">Firmenbuch = Nicht eingetragen</text:p>
      <text:p text:style-name="Standard">Finanzierung = Beteiligung mit Vermögensanlage</text:p>
      <text:p text:style-name="Standard">Haftung = Höhe der einlage</text:p>
      <text:p text:style-name="Standard"/>
      <text:p text:style-name="P34">18. Wie berechne ich die Steuerbelastung?</text:p>
      <text:p text:style-name="Standard">23% Köst</text:p>
      <text:p text:style-name="P35">+27,5% KEST von 77% des Geweinns</text:p>
      <text:p text:style-name="Standard">=44,175% Steuerbelastung</text:p>
      <text:p text:style-name="Standard"/>
      <text:p text:style-name="P36">19. Firmenbuch - was ist das?</text:p>
      <text:p text:style-name="Standard">Öffentliches EDV-Verzeichnis mit wichtige Infos</text:p>
      <text:p text:style-name="Standard"/>
      <text:p text:style-name="Standard">20. Ertragssteuerliche Belastung - wer zahlt's?</text:p>
      <text:p text:style-name="Standard"/>
      <text:p text:style-name="P37">21. Wer ist ein Unternehmer? (allgemein und welche Personen? Nenne 2 Bsp.)</text:p>
      <text:p text:style-name="Standard">Natürliche Person = Echt/Lebend</text:p>
      <text:p text:style-name="Standard">Juristische Person = Künstliche Person/Organisation</text:p>
      <text:p text:style-name="Standard"/>
      <text:p text:style-name="Standard"/>
      <text:p text:style-name="P38">22. Offene Gesellschaft - nenne das Wichtigste.</text:p>
      <text:p text:style-name="Standard">Gründung durch min. 2 Person im Gesellschaftsvertrag</text:p>
      <text:p text:style-name="Standard">Firmenbuch = Pflicht</text:p>
      <text:p text:style-name="Standard">Finanzierung = Gesellschaftsvertrag</text:p>
      <text:p text:style-name="Standard">Haftung = Persönlich unbeschränkt</text:p>
      <text:soft-page-break/>
      <text:p text:style-name="Standard"><text:tab/></text:p>
      <text:p text:style-name="Standard"/>
      <text:p text:style-name="P39">23. Kontrolle und Erfolgsverteilung?</text:p>
      <text:p text:style-name="Standard">Leitungsbefugnis</text:p>
      <text:p text:style-name="Standard">Wer bekommt wie viel Kohle ab</text:p>
      <text:p text:style-name="Standard"/>
      <text:p text:style-name="P40">24. Wie setzt sich der Firmenname zusammen?</text:p>
      <text:p text:style-name="Standard">Firmenkern = Name des Unternehmes</text:p>
      <text:p text:style-name="Standard">Firmenzusatz = Zusatz</text:p>
      <text:p text:style-name="Standard"/>
      <text:p text:style-name="P41">25. Personengesellschaften - was ist daran wichtig?</text:p>
      <text:p text:style-name="Standard">OG</text:p>
      <text:p text:style-name="Standard">Gründung = Min. 2 Personen im Gesellschaftsvertrag</text:p>
      <text:p text:style-name="Standard">Firmenbuch = Pflicht</text:p>
      <text:p text:style-name="Standard">Finanzierung = Gesellschaftsvertrag</text:p>
      <text:p text:style-name="Standard">Haftung = Persönlich unbeschränkt<text:s/></text:p>
      <text:p text:style-name="Standard"/>
      <text:p text:style-name="P42">26. Mischform: GmbH &amp; Co KG - was ist das?</text:p>
      <text:p text:style-name="Standard">Bei GmbH &amp; Co. KG haftet die GmbH<text:s/>beschränkt, Kommanditisten nur bis zur Einlage.</text:p>
      <text:p text:style-name="Standard"/>
      <text:p text:style-name="P43">27. Buchführung - welche gibt es?</text:p>
      <text:p text:style-name="Standard">Doppelte Buchführung für Kapitalgesellschaften und Genossenschaften</text:p>
      <text:p text:style-name="Standard"/>
      <text:p text:style-name="P44">28. Genossenschaften - was sind sie?</text:p>
      <text:p text:style-name="Standard">Gen</text:p>
      <text:p text:style-name="Standard">Gründung = min. 2 Personen im Gesellschaftsvertrag</text:p>
      <text:p text:style-name="Standard">Firmenbuch = <text:s/>Pflicht</text:p>
      <text:p text:style-name="Standard">Finanzierung = Kein Mindestkapital</text:p>
      <text:p text:style-name="Standard">Haftung = Gesamtes Gesellschaftsvermögen</text:p>
      <text:p text:style-name="Standard"/>
      <text:p text:style-name="P45">29. Eintragung ins Firmenbuch - wann ist sie verpflichtend, wann freiwillig?</text:p>
      <text:p text:style-name="Standard">Pflicht ab 1 Mio€<text:s/>Umsatz pro Jahr/ 700k€<text:s/>jeweils pro Jahr 2x<text:s/></text:p>
      <text:p text:style-name="Standard"/>
      <text:p text:style-name="P46">30. Was ist ein Firmenkern und was der Firmenzusatz?</text:p>
      <text:p text:style-name="Standard">Firmenkern = Name des Unternehmens</text:p>
      <text:p text:style-name="Standard">Firmenzusatz = Rechtsform</text:p>
      <text:p text:style-name="Standard"/>
      <text:p text:style-name="Standard"/>
      <text:p text:style-name="P47">31. Wo wird eine Erfolgsverteilung beschlossen?</text:p>
      <text:p text:style-name="Standard">Gesellschaftsvertrag</text:p>
      <text:p text:style-name="Standard"/>
      <text:p text:style-name="P48">32. Was kannst du mir über die Anzahl der Eigentümer/Gesellschafter erzählen?</text:p>
      <text:p text:style-name="Standard">Alleineigentümer haben alle Rechte und Pflichten</text:p>
      <text:p text:style-name="Standard">Falls mehr als 1. Person gebraucht wird, wird es im Gesellschaftsvertrag beschlossen</text:p>
      <text:p text:style-name="Standard"/>
      <text:p text:style-name="Standard">Danke für die Zettel<text:span text:style-name="T49">😊</text:span></text:p>
      <text:p text:style-name="Standard">Wusste leider nur<text:s/>14/32 Fragen selbst<text:s/><text:span text:style-name="T50">☹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Gabriel Feichtinger<text:tab/>Übung<text:tab/>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 Feichtinger</meta:initial-creator>
    <dc:creator>Gabriel Feichtinger</dc:creator>
    <meta:creation-date>2025-08-19T08:37:00Z</meta:creation-date>
    <dc:date>2025-08-19T09:39:00Z</dc:date>
    <meta:template xlink:href="Normal" xlink:type="simple"/>
    <meta:editing-cycles>1</meta:editing-cycles>
    <meta:editing-duration>PT0S</meta:editing-duration>
    <meta:document-statistic meta:page-count="6" meta:paragraph-count="8" meta:word-count="594" meta:character-count="4329" meta:row-count="31" meta:non-whitespace-character-count="3743"/>
  </office:meta>
</office:document-meta>
</file>